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4b10" officeooo:paragraph-rsid="00214b10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16f6f3" style:font-style-asian="normal" style:font-weight-asian="normal"/>
    </style:style>
    <style:style style:name="T4" style:family="text">
      <style:text-properties fo:font-variant="normal" fo:text-transform="none" fo:color="#000000" loext:opacity="100%" fo:letter-spacing="normal" fo:language="en" fo:country="US" fo:font-style="normal" fo:font-weight="normal" officeooo:rsid="0022eeae" style:font-style-asian="normal" style:font-weight-asian="normal"/>
    </style:style>
    <style:style style:name="T5" style:family="text">
      <style:text-properties fo:language="en" fo:country="US" officeooo:rsid="001ca369"/>
    </style:style>
    <style:style style:name="T6" style:family="text">
      <style:text-properties fo:language="en" fo:country="US" officeooo:rsid="001e854a"/>
    </style:style>
    <style:style style:name="T7" style:family="text">
      <style:text-properties fo:language="en" fo:country="US" officeooo:rsid="001ffcf0"/>
    </style:style>
    <style:style style:name="T8" style:family="text">
      <style:text-properties fo:language="en" fo:country="US" officeooo:rsid="002003ca"/>
    </style:style>
    <style:style style:name="T9" style:family="text">
      <style:text-properties officeooo:rsid="0022ee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7">1</text:span><text:span text:style-name="T8">8</text:span><text:span text:style-name="T7">th</text:span> of <text:span text:style-name="T6">November</text:span><text:span text:style-name="T5"> </text:span>202<text:span text:style-name="T5">5</text:span> under the <text:span text:style-name="T8">53rd</text:span> PA Meeting.</text:p>
      <text:p text:style-name="P1"/>
      <text:p text:style-name="P1">The Assembly, recognising the current situation,</text:p>
      <text:p text:style-name="P1"/>
      <text:p text:style-name="P2">Constitutes the need to rename the server to <text:span text:style-name="T9">Azuria</text:span> as the current name appears to be attracting people with undesirable ideological convictions.</text:p>
      <text:p text:style-name="P1"/>
      <text:p text:style-name="P1">And proceeds.</text:p>
      <text:p text:style-name="P1"/>
      <text:p text:style-name="P1">Signed by,</text:p>
      <text:p text:style-name="P2">RedPanda_4</text:p>
      <text:p text:style-name="P2">Eldegron</text:p>
      <text:p text:style-name="P2">Emeralda_axe7</text:p>
      <text:p text:style-name="P2">Lunar_Lunatic_</text:p>
      <text:p text:style-name="P2">Nicotinhoo</text:p>
      <text:p text:style-name="P1"/>
      <text:p text:style-name="P1"/>
      <text:p text:style-name="P1"/>
      <text:p text:style-name="Standard"><text:span text:style-name="T1">[</text:span><text:span text:style-name="T2">Motion 53-8: To rename the server to </text:span><text:span text:style-name="T4">Azuria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9:37:50.842245568</dc:date>
    <meta:editing-duration>PT3M9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60" meta:character-count="404" meta:non-whitespace-character-count="355"/>
  </office:meta>
</office:document-meta>
</file>